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P2" style:family="paragraph" style:parent-style-name="Header">
      <style:text-properties officeooo:rsid="001825df" officeooo:paragraph-rsid="001825df"/>
    </style:style>
    <style:style style:name="P3" style:family="paragraph" style:parent-style-name="Standard" style:list-style-name="L1">
      <style:text-properties fo:font-weight="bold" officeooo:rsid="002555b7" officeooo:paragraph-rsid="002555b7" style:font-weight-asian="bold" style:font-weight-complex="bold"/>
    </style:style>
    <style:style style:name="P4" style:family="paragraph" style:parent-style-name="Standard" style:list-style-name="L1">
      <style:text-properties officeooo:rsid="002555b7" officeooo:paragraph-rsid="002555b7"/>
    </style:style>
    <style:style style:name="T1" style:family="text">
      <style:text-properties officeooo:rsid="0024606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1769913745392582" text:style-name="L1">
        <text:list-item>
          <text:p text:style-name="P4">Packet switching</text:p>
          <text:list>
            <text:list-item>
              <text:p text:style-name="P3">Statistical multiplexing</text:p>
            </text:list-item>
            <text:list-item>
              <text:p text:style-name="P4">Sequence of A &amp; B packets do not have a fixed pattern</text:p>
            </text:list-item>
            <text:list-item>
              <text:p text:style-name="P4">Transmission medium is shared on demand</text:p>
              <text:list>
                <text:list-item>
                  <text:p text:style-name="P4">Bandwidth available if host is idle</text:p>
                </text:list-item>
              </text:list>
            </text:list-item>
            <text:list-item>
              <text:p text:style-name="P4">Circuit switching</text:p>
              <text:list>
                <text:list-item>
                  <text:p text:style-name="P4">Number of comps trying to send data to one gate</text:p>
                </text:list-item>
                <text:list-item>
                  <text:p text:style-name="P4">Circuit is reserved but if no data sent, wasted space</text:p>
                </text:list-item>
              </text:list>
            </text:list-item>
            <text:list-item>
              <text:p text:style-name="P4">Packet switching utilizes the entire bandwidth</text:p>
            </text:list-item>
          </text:list>
        </text:list-item>
        <text:list-item>
          <text:p text:style-name="P4"><text:span text:style-name="T2">Utilization</text:span> – average percentage of bandwidth used</text:p>
        </text:list-item>
        <text:list-item>
          <text:p text:style-name="P4">Circuit switching transmits at a constant rate</text:p>
        </text:list-item>
        <text:list-item>
          <text:p text:style-name="P4">Packet switching allows more users to use network</text:p>
          <text:list>
            <text:list-item>
              <text:p text:style-name="P4">Excessive congestion causes</text:p>
              <text:list>
                <text:list-item>
                  <text:p text:style-name="P4">Packet delay or loss</text:p>
                </text:list-item>
                <text:list-item>
                  <text:p text:style-name="P4">Jitter</text:p>
                </text:list-item>
              </text:list>
            </text:list-item>
            <text:list-item>
              <text:p text:style-name="P4">Construction creates additional overhead</text:p>
            </text:list-item>
            <text:list-item>
              <text:p text:style-name="P4">Protocols needed for reliable data transfer, congestion control</text:p>
            </text:list-item>
            <text:list-item>
              <text:p text:style-name="P4">Bandwidth guarantees are needed for a/v ap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825df" officeooo:paragraph-rsid="001825df"/>
    </style:style>
    <style:style style:name="MT1" style:family="text">
      <style:text-properties officeooo:rsid="0024606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72</text:p>
        <text:p text:style-name="MP2">Lecture <text:span text:style-name="MT1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3:09:48.021140410</meta:creation-date>
    <dc:date>2014-04-01T23:24:43.211000000</dc:date>
    <meta:editing-duration>PT20M3S</meta:editing-duration>
    <meta:editing-cycles>8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0" meta:word-count="126" meta:character-count="707" meta:non-whitespace-character-count="618"/>
  </office:meta>
</office:document-meta>
</file>